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ans-serif"/>
    <style:font-face style:name="inherit" svg:font-family="inherit"/>
  </office:font-face-decls>
  <office:automatic-styles>
    <style:style style:name="P1" style:family="paragraph" style:parent-style-name="Standard">
      <style:text-properties fo:color="#000000" loext:opacity="100%" style:font-name="inherit" officeooo:rsid="001e8562" officeooo:paragraph-rsid="0020b4ed"/>
    </style:style>
    <style:style style:name="P2" style:family="paragraph" style:parent-style-name="Standard">
      <style:text-properties fo:color="#000000" loext:opacity="100%" style:font-name="inherit" officeooo:rsid="0020b4ed" officeooo:paragraph-rsid="0020b4ed"/>
    </style:style>
    <style:style style:name="P3" style:family="paragraph" style:parent-style-name="Standard">
      <style:text-properties fo:color="#000000" loext:opacity="100%" style:font-name="inherit" fo:font-weight="bold" officeooo:rsid="001e8562" officeooo:paragraph-rsid="0020b4ed" style:font-weight-asian="bold" style:font-weight-complex="bold"/>
    </style:style>
    <style:style style:name="P4" style:family="paragraph" style:parent-style-name="Standard">
      <style:text-properties fo:color="#000000" loext:opacity="100%" style:font-name="inherit" fo:font-weight="bold" officeooo:paragraph-rsid="001acad7" style:font-weight-asian="bold" style:font-weight-complex="bold"/>
    </style:style>
    <style:style style:name="P5" style:family="paragraph" style:parent-style-name="Standard">
      <style:text-properties fo:color="#000000" loext:opacity="100%" style:font-name="inherit" fo:font-weight="normal" officeooo:rsid="002205c5" officeooo:paragraph-rsid="002205c5" style:font-weight-asian="normal" style:font-weight-complex="normal"/>
    </style:style>
    <style:style style:name="P6" style:family="paragraph" style:parent-style-name="Standard">
      <style:paragraph-properties fo:text-align="center" style:justify-single-word="false"/>
      <style:text-properties fo:color="#000000" loext:opacity="100%" style:font-name="inherit" style:text-underline-style="solid" style:text-underline-width="auto" style:text-underline-color="font-color" fo:font-weight="bold" officeooo:rsid="002205c5" officeooo:paragraph-rsid="002205c5" style:font-weight-asian="bold" style:font-weight-complex="bold"/>
    </style:style>
    <style:style style:name="P7" style:family="paragraph" style:parent-style-name="Text_20_body">
      <style:text-properties fo:color="#000000" loext:opacity="100%" style:font-name="inherit" officeooo:rsid="001ba86c" officeooo:paragraph-rsid="001ba86c"/>
    </style:style>
    <style:style style:name="P8" style:family="paragraph" style:parent-style-name="Text_20_body">
      <style:text-properties fo:font-variant="normal" fo:text-transform="none" fo:color="#000000" loext:opacity="100%" style:font-name="inherit" fo:font-size="12pt" fo:letter-spacing="normal" fo:font-style="normal" fo:font-weight="bold" officeooo:rsid="001ba86c" officeooo:paragraph-rsid="001ba86c" style:font-weight-asian="bold" style:font-weight-complex="bold"/>
    </style:style>
    <style:style style:name="P9" style:family="paragraph" style:parent-style-name="Standard" style:list-style-name="L1">
      <style:text-properties fo:color="#000000" loext:opacity="100%" style:font-name="inherit" officeooo:rsid="001f1ee5" officeooo:paragraph-rsid="001f1ee5"/>
    </style:style>
    <style:style style:name="P10" style:family="paragraph" style:parent-style-name="Standard">
      <style:paragraph-properties style:line-height-at-least="0.198in"/>
      <style:text-properties fo:color="#d4d4d4" loext:opacity="100%" style:font-name="Droid Sans Mono" fo:font-size="10.5pt" fo:font-weight="normal" fo:background-color="#1e1e1e"/>
    </style:style>
    <style:style style:name="P11" style:family="paragraph" style:parent-style-name="Standard">
      <style:paragraph-properties style:line-height-at-least="0.198in"/>
      <style:text-properties fo:color="#6a9955" loext:opacity="100%" style:font-name="Droid Sans Mono" fo:font-size="10.5pt" fo:font-weight="normal" fo:background-color="#1e1e1e"/>
    </style:style>
    <style:style style:name="P12" style:family="paragraph" style:parent-style-name="Standard">
      <style:text-properties fo:font-variant="normal" fo:text-transform="none" fo:color="#6a9955" loext:opacity="100%" style:font-name="Droid Sans Mono" fo:font-size="10.5pt" fo:letter-spacing="normal" fo:font-style="normal" fo:font-weight="normal" officeooo:rsid="0023ab4a" officeooo:paragraph-rsid="0023ab4a" fo:background-color="#1e1e1e"/>
    </style:style>
    <style:style style:name="P13" style:family="paragraph" style:parent-style-name="Standard">
      <style:text-properties fo:font-variant="normal" fo:text-transform="none" fo:color="#d4d4d4" loext:opacity="100%" style:font-name="Droid Sans Mono" fo:font-size="10.5pt" fo:letter-spacing="normal" fo:font-style="normal" fo:font-weight="normal" officeooo:rsid="0023ab4a" officeooo:paragraph-rsid="0023ab4a" fo:background-color="#1e1e1e" style:font-weight-asian="normal" style:font-weight-complex="normal"/>
    </style:style>
    <style:style style:name="P14" style:family="paragraph" style:parent-style-name="Standard">
      <style:paragraph-properties style:line-height-at-least="0.198in"/>
    </style:style>
    <style:style style:name="P15" style:family="paragraph" style:parent-style-name="Standard">
      <style:paragraph-properties fo:margin-top="0in" fo:margin-bottom="0.1965in" style:contextual-spacing="false" style:line-height-at-least="0.198in"/>
    </style:style>
    <style:style style:name="P16" style:family="paragraph" style:parent-style-name="Text_20_body" style:list-style-name="L2">
      <style:text-properties fo:font-variant="normal" fo:text-transform="none" fo:color="#000000" loext:opacity="100%" style:font-name="inherit" fo:font-size="12pt" fo:letter-spacing="normal" fo:font-style="normal" fo:font-weight="normal" officeooo:rsid="0018cdb3" officeooo:paragraph-rsid="0018cdb3"/>
    </style:style>
    <style:style style:name="P17" style:family="paragraph" style:parent-style-name="Text_20_body" style:list-style-name="L3">
      <style:text-properties fo:font-variant="normal" fo:text-transform="none" fo:color="#000000" loext:opacity="100%" style:font-name="inherit" fo:font-size="12pt" fo:letter-spacing="normal" fo:font-style="normal" fo:font-weight="normal" officeooo:rsid="001ba86c" officeooo:paragraph-rsid="001ba86c"/>
    </style:style>
    <style:style style:name="P18" style:family="paragraph" style:parent-style-name="Text_20_body" style:list-style-name="L3">
      <style:text-properties fo:font-variant="normal" fo:text-transform="none" fo:color="#000000" loext:opacity="100%" style:font-name="inherit" fo:font-size="12pt" fo:letter-spacing="normal" fo:font-style="normal" fo:font-weight="normal" officeooo:rsid="001ba86c" officeooo:paragraph-rsid="002205c5"/>
    </style:style>
    <style:style style:name="P19" style:family="paragraph" style:parent-style-name="Text_20_body">
      <style:text-properties fo:font-variant="normal" fo:text-transform="none" fo:color="#000000" loext:opacity="100%" style:font-name="inherit" fo:font-size="12pt" fo:letter-spacing="normal" fo:font-style="normal" fo:font-weight="normal" officeooo:rsid="001ba86c" officeooo:paragraph-rsid="002205c5"/>
    </style:style>
    <style:style style:name="P20" style:family="paragraph" style:parent-style-name="Text_20_body">
      <style:text-properties fo:font-variant="normal" fo:text-transform="none" fo:color="#000000" loext:opacity="100%" style:font-name="inherit" fo:font-size="12pt" fo:letter-spacing="normal" fo:font-style="normal" fo:font-weight="normal" officeooo:rsid="0023ab4a" officeooo:paragraph-rsid="0023ab4a"/>
    </style:style>
    <style:style style:name="P21" style:family="paragraph" style:parent-style-name="Text_20_body">
      <style:text-properties fo:font-variant="normal" fo:text-transform="none" fo:color="#000000" loext:opacity="100%" style:font-name="inherit" fo:font-size="12pt" fo:letter-spacing="normal" fo:font-style="normal" fo:font-weight="normal" officeooo:rsid="0023ab4a" officeooo:paragraph-rsid="0023ab4a" style:font-weight-asian="normal" style:font-weight-complex="normal"/>
    </style:style>
    <style:style style:name="P22" style:family="paragraph" style:parent-style-name="Text_20_body">
      <style:text-properties fo:font-variant="normal" fo:text-transform="none" fo:color="#000000" loext:opacity="100%" style:font-name="inherit" fo:font-size="12pt" fo:letter-spacing="normal" fo:font-style="normal" fo:font-weight="bold" officeooo:rsid="0018cdb3" officeooo:paragraph-rsid="002205c5" style:font-weight-asian="bold" style:font-weight-complex="bold"/>
    </style:style>
    <style:style style:name="P23" style:family="paragraph" style:parent-style-name="Text_20_body">
      <style:text-properties fo:font-variant="normal" fo:text-transform="none" fo:color="#000000" loext:opacity="100%" style:font-name="inherit" fo:font-size="12pt" fo:letter-spacing="normal" fo:font-style="normal" fo:font-weight="bold" officeooo:rsid="0023ab4a" officeooo:paragraph-rsid="0023ab4a" style:font-weight-asian="bold" style:font-weight-complex="bold"/>
    </style:style>
    <style:style style:name="T1" style:family="text">
      <style:text-properties officeooo:rsid="0018cdb3"/>
    </style:style>
    <style:style style:name="T2" style:family="text">
      <style:text-properties fo:font-variant="normal" fo:text-transform="none" fo:font-size="12pt" fo:letter-spacing="normal" fo:font-style="normal"/>
    </style:style>
    <style:style style:name="T3" style:family="text">
      <style:text-properties fo:font-variant="normal" fo:text-transform="none" fo:font-size="12pt" fo:letter-spacing="normal" fo:font-style="normal" officeooo:rsid="001acad7"/>
    </style:style>
    <style:style style:name="T4" style:family="text">
      <style:text-properties officeooo:rsid="001acad7"/>
    </style:style>
    <style:style style:name="T5" style:family="text">
      <style:text-properties officeooo:rsid="001f1ee5"/>
    </style:style>
    <style:style style:name="T6" style:family="text">
      <style:text-properties fo:font-weight="bold" style:font-weight-asian="bold" style:font-weight-complex="bold"/>
    </style:style>
    <style:style style:name="T7" style:family="text">
      <style:text-properties fo:font-weight="bold" officeooo:rsid="0018cdb3" style:font-weight-asian="bold" style:font-weight-complex="bold"/>
    </style:style>
    <style:style style:name="T8" style:family="text">
      <style:text-properties fo:color="#c586c0" loext:opacity="100%"/>
    </style:style>
    <style:style style:name="T9" style:family="text">
      <style:text-properties fo:color="#ce9178" loext:opacity="100%"/>
    </style:style>
    <style:style style:name="T10" style:family="text">
      <style:text-properties fo:color="#b5cea8" loext:opacity="100%"/>
    </style:style>
    <style:style style:name="T11" style:family="text">
      <style:text-properties fo:color="#569cd6" loext:opacity="100%"/>
    </style:style>
    <style:style style:name="T12" style:family="text">
      <style:text-properties fo:color="#dcdcaa" loext:opacity="100%"/>
    </style:style>
    <style:style style:name="T13" style:family="text">
      <style:text-properties fo:color="#9cdcfe" loext:opacity="100%"/>
    </style:style>
    <style:style style:name="T14" style:family="text">
      <style:text-properties fo:color="#808080" loext:opacity="10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Names:KARANGANWA TUYISENGE Rosine</text:p>
      <text:p text:style-name="P5">Reg number:220002190</text:p>
      <text:p text:style-name="P5">Date:12/10/2022</text:p>
      <text:p text:style-name="P6"/>
      <text:p text:style-name="P6">Multimedia Assignment</text:p>
      <text:p text:style-name="P5"/>
      <text:p text:style-name="P1"><text:span text:style-name="T6">SMIL(Synchronized Multimedia Integration Language):</text:span>is a markup language like HTML for combining audio,video,text,animation and graphics in a precise,synchronized fashion. A SMIL file instructs the client to retrieve media elements that reside on the server as standalone files. </text:p>
      <text:p text:style-name="P1"/>
      <text:p text:style-name="P3">The<text:span text:style-name="T5"> advantages of SMIL include the ability to:</text:span></text:p>
      <text:list xml:id="list720680365" text:style-name="L1">
        <text:list-item>
          <text:p text:style-name="P9">Integrate media elements in a time-based presentation</text:p>
        </text:list-item>
        <text:list-item>
          <text:p text:style-name="P9">Reuse media elements in multiple presentations</text:p>
        </text:list-item>
        <text:list-item>
          <text:p text:style-name="P9">Allow users to choose the media tracks they prefer,for example based on connection speed or language preferences.</text:p>
        </text:list-item>
        <text:list-item>
          <text:p text:style-name="P9">Add hyperlinks in a time-based presentation</text:p>
        </text:list-item>
      </text:list>
      <text:p text:style-name="P2"/>
      <text:p text:style-name="P4"><text:span text:style-name="T1">Advantages of XML</text:span><text:span text:style-name="T4">(</text:span><text:span text:style-name="T2">extensible markup language</text:span><text:span text:style-name="T3">)</text:span><text:span text:style-name="T1">:</text:span></text:p>
      <text:list xml:id="list3245060834" text:style-name="L2">
        <text:list-item>
          <text:p text:style-name="P16">XML uses human, not computer, language. XML is readable and understandable, even by novices, and no more difficult to code than HTML.</text:p>
        </text:list-item>
        <text:list-item>
          <text:p text:style-name="P16">XML is extendable. Create your own tags, or use tags created by others, that use the natural language of your domain, that have the attributes you need, and that makes sense to you and your users.</text:p>
        </text:list-item>
      </text:list>
      <text:p text:style-name="P8">Advantages of HTML(Hyper Text Markup Language):</text:p>
      <text:list xml:id="list1401052433" text:style-name="L3">
        <text:list-item>
          <text:p text:style-name="P17">HTML helps to build structure of a website and is a widely used Markup language.</text:p>
        </text:list-item>
        <text:list-item>
          <text:p text:style-name="P17">HTML is that it is easy to code even for novice programmers.</text:p>
        </text:list-item>
        <text:list-item>
          <text:p text:style-name="P17">It integrates easily with other languages such as JavaScript, CSS etc.</text:p>
        </text:list-item>
        <text:list-item>
          <text:p text:style-name="P17">HTML is increasingly used for data storage as like XML syntax.</text:p>
        </text:list-item>
        <text:list-item>
          <text:p text:style-name="P18">HTML has many tag and attributes which can short your line of code.</text:p>
        </text:list-item>
      </text:list>
      <text:p text:style-name="P22"/>
      <text:p text:style-name="P19"><text:span text:style-name="T7">What is the advantage of XML compared to HTML?</text:span><text:span text:style-name="T1">XML focuses on the transport of data without managing the appearance or presentation of the output. This makes XML easy to use as HTML focuses on presentation and has complex coding.</text:span></text:p>
      <text:p text:style-name="P19"/>
      <text:p text:style-name="P23">Simple program display image sequential using python programming language:</text:p>
      <text:p text:style-name="P12"># import required modules</text:p>
      <text:p text:style-name="P10"><text:span text:style-name="T8">import</text:span> tkinter <text:span text:style-name="T8">as</text:span> tk</text:p>
      <text:p text:style-name="P10"><text:soft-page-break/><text:span text:style-name="T8">from</text:span> tkinter <text:span text:style-name="T8">import</text:span> *</text:p>
      <text:p text:style-name="P10"><text:span text:style-name="T8">from</text:span> PIL <text:span text:style-name="T8">import</text:span> Image</text:p>
      <text:p text:style-name="P10"><text:span text:style-name="T8">from</text:span> PIL <text:span text:style-name="T8">import</text:span> ImageTk</text:p>
      <text:p text:style-name="P11"># adjust window</text:p>
      <text:p text:style-name="P10">root=tk.Tk()</text:p>
      <text:p text:style-name="P10">root.geometry(<text:span text:style-name="T9">"500x500"</text:span>)</text:p>
      <text:p text:style-name="P11"># loading the images</text:p>
      <text:p text:style-name="P10">picture1=ImageTk.PhotoImage(Image.open(<text:span text:style-name="T9">"p2.jpg"</text:span>))</text:p>
      <text:p text:style-name="P10">picture2=ImageTk.PhotoImage(Image.open(<text:span text:style-name="T9">"p3.jpg"</text:span>))</text:p>
      <text:p text:style-name="P10">picture3=ImageTk.PhotoImage(Image.open(<text:span text:style-name="T9">"p4.jpg"</text:span>))</text:p>
      <text:p text:style-name="P10">b=Label()</text:p>
      <text:p text:style-name="P10">b.pack()</text:p>
      <text:p text:style-name="P11"># using recursion to slide to next image</text:p>
      <text:p text:style-name="P10">i = <text:span text:style-name="T10">1</text:span></text:p>
      <text:p text:style-name="P11"># function to change to slide image</text:p>
      <text:p text:style-name="P10"><text:span text:style-name="T11">def</text:span> <text:span text:style-name="T12">move</text:span>():</text:p>
      <text:p text:style-name="P10"><text:span text:style-name="T11">global</text:span> i</text:p>
      <text:p text:style-name="P10"><text:span text:style-name="T8">if</text:span> i == <text:span text:style-name="T10">4</text:span>:</text:p>
      <text:p text:style-name="P10">i = <text:span text:style-name="T10">1</text:span></text:p>
      <text:p text:style-name="P10"><text:span text:style-name="T8">if</text:span> i == <text:span text:style-name="T10">1</text:span>:</text:p>
      <text:p text:style-name="P10">b.config(<text:span text:style-name="T13">image</text:span>=picture1)</text:p>
      <text:p text:style-name="P10"><text:span text:style-name="T8">elif</text:span> i == <text:span text:style-name="T10">2</text:span>:</text:p>
      <text:p text:style-name="P10">b.config(<text:span text:style-name="T13">image</text:span>=picture2)</text:p>
      <text:p text:style-name="P10"><text:span text:style-name="T8">elif</text:span> i == <text:span text:style-name="T10">3</text:span>:</text:p>
      <text:p text:style-name="P10">b.config(<text:span text:style-name="T13">image</text:span>=picture3)</text:p>
      <text:p text:style-name="P10">i = i+<text:span text:style-name="T10">1</text:span></text:p>
      <text:p text:style-name="P10">root.after(<text:span text:style-name="T10">2000</text:span>, move)</text:p>
      <text:p text:style-name="P11"># calling the function</text:p>
      <text:p text:style-name="P10">move()</text:p>
      <text:p text:style-name="P10">root.mainloop()</text:p>
      <text:p text:style-name="P10"/>
      <text:p text:style-name="P10"/>
      <text:p text:style-name="P20"/>
      <text:p text:style-name="P23">Simple program display image sequential using JavaScript programming language:</text:p>
      <text:p text:style-name="P13"><text:span text:style-name="T14">&lt;</text:span><text:span text:style-name="T11">script</text:span><text:span text:style-name="T14">&gt;</text:span></text:p>
      <text:p text:style-name="P10"><text:span text:style-name="T11">var</text:span> <text:span text:style-name="T13">i</text:span>=<text:span text:style-name="T10">0</text:span>;</text:p>
      <text:p text:style-name="P10"><text:span text:style-name="T11">var</text:span> <text:span text:style-name="T13">picture</text:span>=[];</text:p>
      <text:p text:style-name="P10"><text:span text:style-name="T11">var</text:span> <text:span text:style-name="T13">seconds</text:span>=<text:span text:style-name="T10">3000</text:span>;</text:p>
      <text:p text:style-name="P14"/>
      <text:p text:style-name="P10"><text:span text:style-name="T13">picture</text:span>[<text:span text:style-name="T10">0</text:span>]=<text:span text:style-name="T9">'p2.jpg'</text:span>;</text:p>
      <text:p text:style-name="P10"><text:span text:style-name="T13">picture</text:span>[<text:span text:style-name="T10">1</text:span>]=<text:span text:style-name="T9">'p3.jpg'</text:span>;</text:p>
      <text:p text:style-name="P10"><text:span text:style-name="T13">picture</text:span>[<text:span text:style-name="T10">2</text:span>]=<text:span text:style-name="T9">'p4.jpg'</text:span>;</text:p>
      <text:p text:style-name="P14"/>
      <text:p text:style-name="P10"><text:span text:style-name="T11">function</text:span> <text:span text:style-name="T12">changePicture</text:span>(){</text:p>
      <text:p text:style-name="P10"><text:span text:style-name="T13">document</text:span>.<text:span text:style-name="T13">slide</text:span>.<text:span text:style-name="T13">src</text:span> = <text:span text:style-name="T13">picture</text:span>[<text:span text:style-name="T13">i</text:span>];</text:p>
      <text:p text:style-name="P14"/>
      <text:p text:style-name="P10"><text:span text:style-name="T8">if</text:span>(<text:span text:style-name="T13">i</text:span>&lt;<text:span text:style-name="T13">picture</text:span>.<text:span text:style-name="T13">length</text:span> -<text:span text:style-name="T10">1</text:span>){</text:p>
      <text:p text:style-name="P10"><text:span text:style-name="T13">i</text:span>++;</text:p>
      <text:p text:style-name="P10"><text:soft-page-break/>}</text:p>
      <text:p text:style-name="P10"><text:span text:style-name="T8">else</text:span>{</text:p>
      <text:p text:style-name="P10"><text:span text:style-name="T13">i</text:span>=<text:span text:style-name="T10">0</text:span>;</text:p>
      <text:p text:style-name="P10">}</text:p>
      <text:p text:style-name="P10"><text:span text:style-name="T12">setTimeout</text:span>(<text:span text:style-name="T9">"changePicture()"</text:span>,<text:span text:style-name="T13">seconds</text:span>);</text:p>
      <text:p text:style-name="P10">}</text:p>
      <text:p text:style-name="P10"><text:span text:style-name="T13">window</text:span>.<text:span text:style-name="T12">onload</text:span>=<text:span text:style-name="T12">changePicture</text:span>;</text:p>
      <text:p text:style-name="P15"/>
      <text:p text:style-name="P10"><text:span text:style-name="T14">&lt;/</text:span><text:span text:style-name="T11">script</text:span><text:span text:style-name="T14">&gt;</text:span></text:p>
      <text:p text:style-name="P10"><text:span text:style-name="T14">&lt;</text:span><text:span text:style-name="T11">img</text:span> <text:span text:style-name="T13">name</text:span>=<text:span text:style-name="T9">"slide"</text:span> <text:span text:style-name="T13">width</text:span>=<text:span text:style-name="T9">"400"</text:span> <text:span text:style-name="T13">height</text:span>=<text:span text:style-name="T9">"400"</text:span><text:span text:style-name="T14">&gt;</text:span></text:p>
      <text:p text:style-name="P21"/>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ans-serif"/>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6T18:11:24.039369405</meta:creation-date>
    <dc:date>2022-10-11T18:26:44.384484461</dc:date>
    <meta:editing-duration>PT1H3M1S</meta:editing-duration>
    <meta:editing-cycles>8</meta:editing-cycles>
    <meta:generator>LibreOffice/7.3.5.2$Linux_X86_64 LibreOffice_project/30$Build-2</meta:generator>
    <meta:document-statistic meta:table-count="0" meta:image-count="0" meta:object-count="0" meta:page-count="3" meta:paragraph-count="74" meta:word-count="406" meta:character-count="2780" meta:non-whitespace-character-count="2458"/>
  </office:meta>
</office:document-meta>
</file>